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7"/>
    <style:style style:name="ce5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 table:number-columns-spanned="5" table:number-rows-spanned="1">
            <text:p>Linear</text:p>
          </table:table-cell>
          <table:covered-table-cell table:number-columns-repeated="4"/>
          <table:table-cell/>
        </table:table-row>
        <table:table-row table:style-name="ro1">
          <table:table-cell office:value-type="string">
            <text:p>Time</text:p>
          </table:table-cell>
          <table:table-cell table:number-columns-repeated="3" office:value-type="float" office:value="1000">
            <text:p>1000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Speed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Distance</text:p>
          </table:table-cell>
          <table:table-cell office:value-type="float" office:value="150">
            <text:p>150</text:p>
          </table:table-cell>
          <table:table-cell office:value-type="float" office:value="68">
            <text:p>68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table:formula="of:=([.B4]/[.B3])" office:value-type="float" office:value="3.75">
            <text:p>3.75</text:p>
          </table:table-cell>
          <table:table-cell table:style-name="ce2" table:formula="of:=[.C4]/[.C3]" office:value-type="float" office:value="2.72">
            <text:p>2.72</text:p>
          </table:table-cell>
          <table:table-cell table:style-name="ce2" table:formula="of:=[.D4]/[.D3]" office:value-type="float" office:value="3.57142857142857">
            <text:p>3.57</text:p>
          </table:table-cell>
          <table:table-cell table:style-name="ce2" table:formula="of:=[.E4]/[.E3]" office:value-type="float" office:value="3">
            <text:p>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table:formula="of:=([.$B$5]*[.A7]*[.$E$7])-[.$C$4]" office:value-type="float" office:value="68.40625">
            <text:p>68.41</text:p>
          </table:table-cell>
          <table:table-cell/>
          <table:table-cell table:style-name="ce3" office:value-type="string">
            <text:p>Const</text:p>
          </table:table-cell>
          <table:table-cell table:style-name="ce4" office:value-type="float" office:value="1.455">
            <text:p>1.455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([.$B$5]*[.A8]*[.$E$7])-[.$C$4]" office:value-type="float" office:value="95.6875">
            <text:p>95.69</text:p>
          </table:table-cell>
          <table:table-cell/>
          <table:table-cell office:value-type="string">
            <text:p>Val</text:p>
          </table:table-cell>
          <table:table-cell table:style-name="ce5" table:formula="of:=[.E7]*[.B5]" office:value-type="float" office:value="5.45625">
            <text:p><text:s/>49/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([.$B$5]*[.A9]*[.$E$7])-[.$C$4]" office:value-type="float" office:value="122.96875">
            <text:p>122.97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([.$B$5]*[.A10]*[.$E$7])-[.$C$4]" office:value-type="float" office:value="150.25">
            <text:p>150.2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table:number-columns-spanned="5" table:number-rows-spanned="1">
            <text:p>Rotation</text:p>
          </table:table-cell>
          <table:covered-table-cell table:number-columns-repeated="4"/>
          <table:table-cell/>
        </table:table-row>
        <table:table-row table:style-name="ro1">
          <table:table-cell office:value-type="string">
            <text:p>Time</text:p>
          </table:table-cell>
          <table:table-cell table:number-columns-repeated="3"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office:value-type="string">
            <text:p>Spe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table:number-columns-repeated="2"/>
        </table:table-row>
        <table:table-row table:style-name="ro1">
          <table:table-cell office:value-type="string">
            <text:p>Angle</text:p>
          </table:table-cell>
          <table:table-cell office:value-type="float" office:value="120">
            <text:p>120</text:p>
          </table:table-cell>
          <table:table-cell office:value-type="float" office:value="190">
            <text:p>190</text:p>
          </table:table-cell>
          <table:table-cell/>
          <table:table-cell table:number-columns-repeated="2"/>
        </table:table-row>
        <table:table-row table:style-name="ro1">
          <table:table-cell/>
          <table:table-cell table:formula="of:=[.B15]/[.B14]" office:value-type="float" office:value="4">
            <text:p>4</text:p>
          </table:table-cell>
          <table:table-cell table:formula="of:=[.C15]/[.C14]" office:value-type="float" office:value="4.75">
            <text:p>4.75</text:p>
          </table:table-cell>
          <table:table-cell table:formula="of:=[.D15]/[.D14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Left</text:p>
          </table:table-cell>
          <table:table-cell office:value-type="string">
            <text:p>Right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30">
            <text:p>-30</text:p>
          </table:table-cell>
          <table:table-cell table:formula="of:=(VLOOKUP(ABS([.A19]);[.$A$7:.$B$10];2)*IF([.A19]&lt;0; -1; 1)-VLOOKUP(ABS([.B19]);[.$A$7:.$B$10];2)*IF([.B19]&lt;0; -1; 1))*[.$F$20]" office:value-type="float" office:value="120.949">
            <text:p>120.95</text:p>
          </table:table-cell>
          <table:table-cell/>
          <table:table-cell table:style-name="ce3" office:value-type="string">
            <text:p>Const</text:p>
          </table:table-cell>
          <table:table-cell table:style-name="ce4" office:value-type="float" office:value="0.158">
            <text:p>0.158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40">
            <text:p>-40</text:p>
          </table:table-cell>
          <table:table-cell table:formula="of:=(VLOOKUP(ABS([.A20]);[.$A$7:.$B$10];2)*IF([.A20]&lt;0; -1; 1)-VLOOKUP(ABS([.B20]);[.$A$7:.$B$10];2)*IF([.B20]&lt;0; -1; 1))*[.$F$20]" office:value-type="float" office:value="189.916">
            <text:p>189.92</text:p>
          </table:table-cell>
          <table:table-cell/>
          <table:table-cell office:value-type="string">
            <text:p>Val</text:p>
          </table:table-cell>
          <table:table-cell table:style-name="ce5" table:formula="of:=[.B16]*[.F19]" office:value-type="float" office:value="0.632">
            <text:p><text:s/>5/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e" fo:country="DE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fraction number:min-numerator-digits="1" number:min-denominator-digits="1"/>
    </number:number-style>
    <number:number-style style:name="N11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02/24/2010</text:date>, <text:time>16:3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w Stone</meta:initial-creator>
    <meta:creation-date>2010-02-24T15:44:23</meta:creation-date>
    <dc:date>2010-02-24T16:33:21</dc:date>
    <dc:creator>Andrew Stone</dc:creator>
    <meta:editing-duration>PT00H33M07S</meta:editing-duration>
    <meta:editing-cycles>7</meta:editing-cycles>
    <meta:generator>OpenOffice.org/3.1$Unix OpenOffice.org_project/310m19$Build-9420</meta:generator>
    <meta:document-statistic meta:table-count="3" meta:cell-count="60" meta:object-count="0"/>
  </office:meta>
</office:document-meta>
</file>